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lMateen" svg:font-family="AlMateen" style:font-pitch="variable"/>
    <style:font-face style:name="AlMohanad" svg:font-family="AlMohanad" style:font-pitch="variable"/>
    <style:font-face style:name="Graph" svg:font-family="Graph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raph"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Graph" fo:font-size="15pt" fo:font-style="normal" style:text-underline-style="solid" style:text-underline-width="auto" style:text-underline-color="font-color" fo:font-weight="bold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lMohanad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lMohanad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DejaVu Sans"/>
    </style:style>
    <style:style style:name="T3" style:family="text">
      <style:text-properties style:font-name="DejaVu Sans" fo:font-size="11pt" style:font-size-asian="11pt" style:font-size-complex="11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AlMateen"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Nome:</text:span> Jônatas Bazzoli <text:span text:style-name="T1">Curso:</text:span>B Matemática Computacional <text:span text:style-name="T1">Disciplina:</text:span> Calculo Numérico </text:p>
      <text:p text:style-name="P2">Relatório do exercício de implementação do método da bisseção</text:p>
      <text:p text:style-name="P3">Os programas foram feitos em “c”, para item “a” cujo f(x)=<draw:frame draw:style-name="fr1" draw:name="Objeto1" text:anchor-type="as-char" svg:width="1.356cm" svg:height="0.564cm" draw:z-index="0"><draw:object xlink:href="./Object 1" xlink:type="simple" xlink:show="embed" xlink:actuate="onLoad"/><draw:image xlink:href="./ObjectReplacements/Object 1" xlink:type="simple" xlink:show="embed" xlink:actuate="onLoad"/></draw:frame> <text:s/>e intervalo de <draw:frame draw:style-name="fr1" draw:name="Objeto2" text:anchor-type="as-char" svg:width="1.596cm" svg:height="0.51cm" draw:z-index="1"><draw:object xlink:href="./Object 2" xlink:type="simple" xlink:show="embed" xlink:actuate="onLoad"/><draw:image xlink:href="./ObjectReplacements/Object 2" xlink:type="simple" xlink:show="embed" xlink:actuate="onLoad"/></draw:frame>foram implementado o método da bisseção com parâmetro de parada o erro relativo e absoluto. Os valores testado <text:s/>para <text:s/>ϵ=<draw:frame draw:style-name="fr1" draw:name="Objeto3" text:anchor-type="as-char" svg:width="0.947cm" svg:height="0.564cm" draw:z-index="2"><draw:object xlink:href="./Object 3" xlink:type="simple" xlink:show="embed" xlink:actuate="onLoad"/><draw:image xlink:href="./ObjectReplacements/Object 3" xlink:type="simple" xlink:show="embed" xlink:actuate="onLoad"/></draw:frame>;<draw:frame draw:style-name="fr1" draw:name="Objeto4" text:anchor-type="as-char" svg:width="4.897cm" svg:height="0.564cm" draw:z-index="3"><draw:object xlink:href="./Object 4" xlink:type="simple" xlink:show="embed" xlink:actuate="onLoad"/><draw:image xlink:href="./ObjectReplacements/Object 4" xlink:type="simple" xlink:show="embed" xlink:actuate="onLoad"/></draw:frame>e a raízes obtidas foram respetivamente <text:s/>2.718750; <text:s/>2.710938; 2.712891; 2.713867; 2.7146 e 2.7144 essa ultima raiz é igual a obtida pela solução algébrica com <text:s/>auxilio da calculadora isolando x.</text:p>
      <text:p text:style-name="P3">Outro teste feito foi: Trocar critério de parada para segundo critério visto em aula combinado com erro relativo, o resultado foi muito bom pois para ϵ maiores como <draw:frame draw:style-name="fr1" draw:name="Objeto5" text:anchor-type="as-char" svg:width="0.947cm" svg:height="0.564cm" draw:z-index="4"><draw:object xlink:href="./Object 5" xlink:type="simple" xlink:show="embed" xlink:actuate="onLoad"/><draw:image xlink:href="./ObjectReplacements/Object 5" xlink:type="simple" xlink:show="embed" xlink:actuate="onLoad"/></draw:frame> e <draw:frame draw:style-name="fr1" draw:name="Objeto6" text:anchor-type="as-char" svg:width="0.956cm" svg:height="0.564cm" draw:z-index="5"><draw:object xlink:href="./Object 6" xlink:type="simple" xlink:show="embed" xlink:actuate="onLoad"/><draw:image xlink:href="./ObjectReplacements/Object 6" xlink:type="simple" xlink:show="embed" xlink:actuate="onLoad"/></draw:frame>a raiz obtida é bem próxima da real, pela outra combinação o ϵ teria <text:s/>ser menor para uma precisão equivalente .</text:p>
      <text:p text:style-name="P3">Para item “b” cujo a função é<draw:frame draw:style-name="fr1" draw:name="Objeto7" text:anchor-type="as-char" svg:width="2.522cm" svg:height="0.559cm" draw:z-index="6"><draw:object xlink:href="./Object 7" xlink:type="simple" xlink:show="embed" xlink:actuate="onLoad"/><draw:image xlink:href="./ObjectReplacements/Object 7" xlink:type="simple" xlink:show="embed" xlink:actuate="onLoad"/></draw:frame>e intervalo é de <draw:frame draw:style-name="fr1" draw:name="Objeto8" text:anchor-type="as-char" svg:width="1.598cm" svg:height="0.51cm" draw:z-index="7"><draw:object xlink:href="./Object 8" xlink:type="simple" xlink:show="embed" xlink:actuate="onLoad"/><draw:image xlink:href="./ObjectReplacements/Object 8" xlink:type="simple" xlink:show="embed" xlink:actuate="onLoad"/></draw:frame>,foi implementado os critérios parada do erro relativo e o segundo critério <text:s/>e depois foi testado erro absoluto e relativo. O comportamento foi o mesmo do item a, para primeira combinação de critérios o algoritmo <text:s/>convergiu mais rápido para <text:s/>próximo da raiz <text:s/>em comparação com segunda combinação . Utilizei o Gnuplot para auxiliar no calculo da raiz que é aproximadamente 0.567143 <text:s/>e para os valores ϵ=<draw:frame draw:style-name="fr1" draw:name="Objeto9" text:anchor-type="as-char" svg:width="0.947cm" svg:height="0.564cm" draw:z-index="8"><draw:object xlink:href="./Object 9" xlink:type="simple" xlink:show="embed" xlink:actuate="onLoad"/><draw:image xlink:href="./ObjectReplacements/Object 9" xlink:type="simple" xlink:show="embed" xlink:actuate="onLoad"/></draw:frame>;<draw:frame draw:style-name="fr1" draw:name="Objeto10" text:anchor-type="as-char" svg:width="4.897cm" svg:height="0.564cm" draw:z-index="9"><draw:object xlink:href="./Object 10" xlink:type="simple" xlink:show="embed" xlink:actuate="onLoad"/><draw:image xlink:href="./ObjectReplacements/Object 10" xlink:type="simple" xlink:show="embed" xlink:actuate="onLoad"/></draw:frame> os valores obtidos com aproximação de raiz foram restivamente 0.567383; 0.567139; 0.567139; 0.567143 e 0.567143.</text:p>
      <text:p text:style-name="P3">(usando primeira combinação).</text:p>
      <text:p text:style-name="P3">Usando segunda combinação: <text:s/>para o ϵ=<draw:frame draw:style-name="fr1" draw:name="Objeto11" text:anchor-type="as-char" svg:width="0.947cm" svg:height="0.564cm" draw:z-index="10"><draw:object xlink:href="./Object 11" xlink:type="simple" xlink:show="embed" xlink:actuate="onLoad"/><draw:image xlink:href="./ObjectReplacements/Object 11" xlink:type="simple" xlink:show="embed" xlink:actuate="onLoad"/></draw:frame>;<draw:frame draw:style-name="fr1" draw:name="Objeto12" text:anchor-type="as-char" svg:width="4.897cm" svg:height="0.564cm" draw:z-index="11"><draw:object xlink:href="./Object 12" xlink:type="simple" xlink:show="embed" xlink:actuate="onLoad"/><draw:image xlink:href="./ObjectReplacements/Object 12" xlink:type="simple" xlink:show="embed" xlink:actuate="onLoad"/></draw:frame> os valores obtidos como aproximação da raiz foram restivamente 0.593750; 0.570312; 0.568359; 0,567383 e 0,567139. </text:p>
      <text:p text:style-name="P3">Para item “c” cuja função é <draw:frame draw:style-name="fr1" draw:name="Objeto13" text:anchor-type="as-char" svg:width="1.983cm" svg:height="0.564cm" draw:z-index="12"><draw:object xlink:href="./Object 13" xlink:type="simple" xlink:show="embed" xlink:actuate="onLoad"/><draw:image xlink:href="./ObjectReplacements/Object 13" xlink:type="simple" xlink:show="embed" xlink:actuate="onLoad"/></draw:frame>e o intervalo de <draw:frame draw:style-name="fr1" draw:name="Objeto14" text:anchor-type="as-char" svg:width="1.598cm" svg:height="0.51cm" draw:z-index="13"><draw:object xlink:href="./Object 14" xlink:type="simple" xlink:show="embed" xlink:actuate="onLoad"/><draw:image xlink:href="./ObjectReplacements/Object 14" xlink:type="simple" xlink:show="embed" xlink:actuate="onLoad"/></draw:frame>foi combinado erro relativo e segundo critério, a raiz é aproximadamente 0.370588 (calada com auxilio do Gnuplot) e para os <text:s text:c="2"/>ϵ=<draw:frame draw:style-name="fr1" draw:name="Objeto15" text:anchor-type="as-char" svg:width="0.947cm" svg:height="0.564cm" draw:z-index="14"><draw:object xlink:href="./Object 15" xlink:type="simple" xlink:show="embed" xlink:actuate="onLoad"/><draw:image xlink:href="./ObjectReplacements/Object 15" xlink:type="simple" xlink:show="embed" xlink:actuate="onLoad"/></draw:frame>;<draw:frame draw:style-name="fr1" draw:name="Objeto16" text:anchor-type="as-char" svg:width="4.897cm" svg:height="0.564cm" draw:z-index="15"><draw:object xlink:href="./Object 16" xlink:type="simple" xlink:show="embed" xlink:actuate="onLoad"/><draw:image xlink:href="./ObjectReplacements/Object 16" xlink:type="simple" xlink:show="embed" xlink:actuate="onLoad"/></draw:frame>os valores obtidos como aproximação da raiz foram restivamente 0.370361; 0.370575; 0.370558; 0.310558; 0.310558.</text:p>
      <text:p text:style-name="P3"><text:soft-page-break/>Para item “d” <text:s/>cujo a função é <draw:frame draw:style-name="fr1" draw:name="Objeto19" text:anchor-type="as-char" svg:width="2.341cm" svg:height="0.596cm" draw:z-index="17"><draw:object xlink:href="./Object 19" xlink:type="simple" xlink:show="embed" xlink:actuate="onLoad"/><draw:image xlink:href="./ObjectReplacements/Object 19" xlink:type="simple" xlink:show="embed" xlink:actuate="onLoad"/></draw:frame>de intervalo <text:s/><draw:frame draw:style-name="fr1" draw:name="Objeto20" text:anchor-type="as-char" svg:width="1.582cm" svg:height="0.51cm" draw:z-index="19"><draw:object xlink:href="./Object 20" xlink:type="simple" xlink:show="embed" xlink:actuate="onLoad"/><draw:image xlink:href="./ObjectReplacements/Object 20" xlink:type="simple" xlink:show="embed" xlink:actuate="onLoad"/></draw:frame> e a raiz <text:s/>1.44741(Gnuplot),foram combinados erro relativo e segundo critério e os valores são seguintes : <text:s/>ϵ=<draw:frame draw:style-name="fr1" draw:name="Objeto18" text:anchor-type="as-char" svg:width="0.947cm" svg:height="0.564cm" draw:z-index="18"><draw:object xlink:href="./Object 18" xlink:type="simple" xlink:show="embed" xlink:actuate="onLoad"/><draw:image xlink:href="./ObjectReplacements/Object 18" xlink:type="simple" xlink:show="embed" xlink:actuate="onLoad"/></draw:frame>;<draw:frame draw:style-name="fr1" draw:name="Objeto17" text:anchor-type="as-char" svg:width="4.897cm" svg:height="0.564cm" draw:z-index="16"><draw:object xlink:href="./Object 17" xlink:type="simple" xlink:show="embed" xlink:actuate="onLoad"/><draw:image xlink:href="./ObjectReplacements/Object 17" xlink:type="simple" xlink:show="embed" xlink:actuate="onLoad"/></draw:frame>, para raízes aproximadas repetidamente 1.448242; 1.447388; 1.447411; 1.447413; 1.447414. <text:s/></text:p>
      <text:p text:style-name="P3"><text:span text:style-name="T7">Conclusão</text:span> : Para obter melhores aproximações com menor custo computacional temos sempre que analisar caso a caso, pois alguns métodos são mais eficientes que outros porem não se aplica para todos os casos (ex critério 2). </text:p>
      <text:p text:style-name="P3"/>
      <text:p text:style-name="P3"/>
      <text:p text:style-name="P4">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Mateen" svg:font-family="AlMateen" style:font-pitch="variable"/>
    <style:font-face style:name="AlMohanad" svg:font-family="AlMohanad" style:font-pitch="variable"/>
    <style:font-face style:name="Graph" svg:font-family="Graph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meta:initial-creator>Jonatas Bazzoli</meta:initial-creator>
    <meta:creation-date>2010-04-08T17:29:08</meta:creation-date>
    <dc:creator>Jonatas Bazzoli</dc:creator>
    <dc:date>2010-04-08T19:04:24</dc:date>
    <meta:editing-cycles>2</meta:editing-cycles>
    <meta:editing-duration>PT11M11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0" meta:image-count="0" meta:object-count="20" meta:page-count="2" meta:paragraph-count="11" meta:word-count="363" meta:character-count="233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up>
        <math:mi>x</math:mi>
        <math:mn>3</math:mn>
      </math:msup>
      <math:mo math:stretchy="false">−</math:mo>
      <math:mn>20</math:mn>
    </math:mrow>
    <math:annotation math:encoding="StarMath 5.0">x^3-20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sup>
        <math:mn>10</math:mn>
        <math:mrow>
          <math:mo math:stretchy="false">−</math:mo>
          <math:mn>4</math:mn>
        </math:mrow>
      </math:msup>
      <math:mi>;</math:mi>
      <math:msup>
        <math:mn>10</math:mn>
        <math:mrow>
          <math:mo math:stretchy="false">−</math:mo>
          <math:mn>5</math:mn>
        </math:mrow>
      </math:msup>
      <math:mi>;</math:mi>
      <math:msup>
        <math:mn>10</math:mn>
        <math:mrow>
          <math:mo math:stretchy="false">−</math:mo>
          <math:mn>6</math:mn>
        </math:mrow>
      </math:msup>
      <math:mi>;</math:mi>
      <math:msup>
        <math:mn>10</math:mn>
        <math:mrow>
          <math:mo math:stretchy="false">−</math:mo>
          <math:mn>7</math:mn>
        </math:mrow>
      </math:msup>
      <math:mi>;</math:mi>
      <math:msup>
        <math:mn>10</math:mn>
        <math:mrow>
          <math:mo math:stretchy="false">−</math:mo>
          <math:mn>8</math:mn>
        </math:mrow>
      </math:msup>
    </math:mrow>
    <math:annotation math:encoding="StarMath 5.0">10^-4;10^-5;10^-6;10^-7;10^-8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sup>
      <math:mn>10</math:mn>
      <math:mrow>
        <math:mo math:stretchy="false">−</math:mo>
        <math:mn>3</math:mn>
      </math:mrow>
    </math:msup>
    <math:annotation math:encoding="StarMath 5.0">10^-3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sup>
        <math:mn>10</math:mn>
        <math:mrow>
          <math:mo math:stretchy="false">−</math:mo>
          <math:mn>4</math:mn>
        </math:mrow>
      </math:msup>
      <math:mi>;</math:mi>
      <math:msup>
        <math:mn>10</math:mn>
        <math:mrow>
          <math:mo math:stretchy="false">−</math:mo>
          <math:mn>5</math:mn>
        </math:mrow>
      </math:msup>
      <math:mi>;</math:mi>
      <math:msup>
        <math:mn>10</math:mn>
        <math:mrow>
          <math:mo math:stretchy="false">−</math:mo>
          <math:mn>6</math:mn>
        </math:mrow>
      </math:msup>
      <math:mi>;</math:mi>
      <math:msup>
        <math:mn>10</math:mn>
        <math:mrow>
          <math:mo math:stretchy="false">−</math:mo>
          <math:mn>7</math:mn>
        </math:mrow>
      </math:msup>
      <math:mi>;</math:mi>
      <math:msup>
        <math:mn>10</math:mn>
        <math:mrow>
          <math:mo math:stretchy="false">−</math:mo>
          <math:mn>8</math:mn>
        </math:mrow>
      </math:msup>
    </math:mrow>
    <math:annotation math:encoding="StarMath 5.0">10^-4;10^-5;10^-6;10^-7;10^-8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sin</math:mi>
      <math:mrow>
        <math:mrow>
          <math:mo math:stretchy="false">(</math:mo>
          <math:mi>x</math:mi>
          <math:mo math:stretchy="false">)</math:mo>
        </math:mrow>
        <math:mo math:stretchy="false">−</math:mo>
        <math:msup>
          <math:mi math:fontstyle="normal">e</math:mi>
          <math:mi>x</math:mi>
        </math:msup>
      </math:mrow>
    </math:mrow>
    <math:annotation math:encoding="StarMath 5.0">sin(x)-func e^{x}  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≤</math:mo>
        <math:mi>x</math:mi>
      </math:mrow>
      <math:mo math:stretchy="false">≤</math:mo>
      <math:mn>1</math:mn>
    </math:mrow>
    <math:annotation math:encoding="StarMath 5.0">0&lt;=x&lt;=1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up>
      <math:mn>10</math:mn>
      <math:mrow>
        <math:mo math:stretchy="false">−</math:mo>
        <math:mn>3</math:mn>
      </math:mrow>
    </math:msup>
    <math:annotation math:encoding="StarMath 5.0">10^-3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sup>
        <math:mn>10</math:mn>
        <math:mrow>
          <math:mo math:stretchy="false">−</math:mo>
          <math:mn>4</math:mn>
        </math:mrow>
      </math:msup>
      <math:mi>;</math:mi>
      <math:msup>
        <math:mn>10</math:mn>
        <math:mrow>
          <math:mo math:stretchy="false">−</math:mo>
          <math:mn>5</math:mn>
        </math:mrow>
      </math:msup>
      <math:mi>;</math:mi>
      <math:msup>
        <math:mn>10</math:mn>
        <math:mrow>
          <math:mo math:stretchy="false">−</math:mo>
          <math:mn>6</math:mn>
        </math:mrow>
      </math:msup>
      <math:mi>;</math:mi>
      <math:msup>
        <math:mn>10</math:mn>
        <math:mrow>
          <math:mo math:stretchy="false">−</math:mo>
          <math:mn>7</math:mn>
        </math:mrow>
      </math:msup>
      <math:mi>;</math:mi>
      <math:msup>
        <math:mn>10</math:mn>
        <math:mrow>
          <math:mo math:stretchy="false">−</math:mo>
          <math:mn>8</math:mn>
        </math:mrow>
      </math:msup>
    </math:mrow>
    <math:annotation math:encoding="StarMath 5.0">10^-4;10^-5;10^-6;10^-7;10^-8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sup>
        <math:mn>10</math:mn>
        <math:mrow>
          <math:mo math:stretchy="false">−</math:mo>
          <math:mn>4</math:mn>
        </math:mrow>
      </math:msup>
      <math:mi>;</math:mi>
      <math:msup>
        <math:mn>10</math:mn>
        <math:mrow>
          <math:mo math:stretchy="false">−</math:mo>
          <math:mn>5</math:mn>
        </math:mrow>
      </math:msup>
      <math:mi>;</math:mi>
      <math:msup>
        <math:mn>10</math:mn>
        <math:mrow>
          <math:mo math:stretchy="false">−</math:mo>
          <math:mn>6</math:mn>
        </math:mrow>
      </math:msup>
      <math:mi>;</math:mi>
      <math:msup>
        <math:mn>10</math:mn>
        <math:mrow>
          <math:mo math:stretchy="false">−</math:mo>
          <math:mn>7</math:mn>
        </math:mrow>
      </math:msup>
      <math:mi>;</math:mi>
      <math:msup>
        <math:mn>10</math:mn>
        <math:mrow>
          <math:mo math:stretchy="false">−</math:mo>
          <math:mn>8</math:mn>
        </math:mrow>
      </math:msup>
    </math:mrow>
    <math:annotation math:encoding="StarMath 5.0">10^-4;10^-5;10^-6;10^-7;10^-8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up>
      <math:mn>10</math:mn>
      <math:mrow>
        <math:mo math:stretchy="false">−</math:mo>
        <math:mn>3</math:mn>
      </math:mrow>
    </math:msup>
    <math:annotation math:encoding="StarMath 5.0">10^-3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 math:fontstyle="normal">e</math:mi>
          <math:mrow>
            <math:mo math:stretchy="false">−</math:mo>
            <math:msup>
              <math:mi>x</math:mi>
              <math:mn>2</math:mn>
            </math:msup>
          </math:mrow>
        </math:msup>
        <math:mo math:stretchy="false">−</math:mo>
        <math:mi>cos</math:mi>
      </math:mrow>
      <math:mrow>
        <math:mo math:stretchy="false">(</math:mo>
        <math:mi>x</math:mi>
        <math:mo math:stretchy="false">)</math:mo>
      </math:mrow>
    </math:mrow>
    <math:annotation math:encoding="StarMath 5.0">func e^{-x^2} -cos(x) 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n>2</math:mn>
        <math:mo math:stretchy="false">≤</math:mo>
        <math:mi>x</math:mi>
      </math:mrow>
      <math:mo math:stretchy="false">≤</math:mo>
      <math:mn>3</math:mn>
    </math:mrow>
    <math:annotation math:encoding="StarMath 5.0">2&lt;=x &lt;=3  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≤</math:mo>
        <math:mi>x</math:mi>
      </math:mrow>
      <math:mo math:stretchy="false">≤</math:mo>
      <math:mn>2</math:mn>
    </math:mrow>
    <math:annotation math:encoding="StarMath 5.0">1&lt;=x&lt;=2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sup>
      <math:mn>10</math:mn>
      <math:mrow>
        <math:mo math:stretchy="false">−</math:mo>
        <math:mn>3</math:mn>
      </math:mrow>
    </math:msup>
    <math:annotation math:encoding="StarMath 5.0">10^-3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sup>
        <math:mn>10</math:mn>
        <math:mrow>
          <math:mo math:stretchy="false">−</math:mo>
          <math:mn>4</math:mn>
        </math:mrow>
      </math:msup>
      <math:mi>;</math:mi>
      <math:msup>
        <math:mn>10</math:mn>
        <math:mrow>
          <math:mo math:stretchy="false">−</math:mo>
          <math:mn>5</math:mn>
        </math:mrow>
      </math:msup>
      <math:mi>;</math:mi>
      <math:msup>
        <math:mn>10</math:mn>
        <math:mrow>
          <math:mo math:stretchy="false">−</math:mo>
          <math:mn>6</math:mn>
        </math:mrow>
      </math:msup>
      <math:mi>;</math:mi>
      <math:msup>
        <math:mn>10</math:mn>
        <math:mrow>
          <math:mo math:stretchy="false">−</math:mo>
          <math:mn>7</math:mn>
        </math:mrow>
      </math:msup>
      <math:mi>;</math:mi>
      <math:msup>
        <math:mn>10</math:mn>
        <math:mrow>
          <math:mo math:stretchy="false">−</math:mo>
          <math:mn>8</math:mn>
        </math:mrow>
      </math:msup>
    </math:mrow>
    <math:annotation math:encoding="StarMath 5.0">10^-4;10^-5;10^-6;10^-7;10^-8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sup>
      <math:mn>10</math:mn>
      <math:mrow>
        <math:mo math:stretchy="false">−</math:mo>
        <math:mn>3</math:mn>
      </math:mrow>
    </math:msup>
    <math:annotation math:encoding="StarMath 5.0">10^-3 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up>
      <math:mn>10</math:mn>
      <math:mrow>
        <math:mo math:stretchy="false">−</math:mo>
        <math:mn>4</math:mn>
      </math:mrow>
    </math:msup>
    <math:annotation math:encoding="StarMath 5.0">10^-4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sup>
            <math:mi>e</math:mi>
            <math:mrow>
              <math:mo math:stretchy="false">−</math:mo>
              <math:mi>x</math:mi>
            </math:mrow>
          </math:msup>
          <math:mo math:stretchy="false">−</math:mo>
          <math:mi>x</math:mi>
        </math:mrow>
      </math:mrow>
    </math:mrow>
    <math:annotation math:encoding="StarMath 5.0">f(x)= e^{-x}-x 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n>0</math:mn>
        <math:mo math:stretchy="false">≤</math:mo>
        <math:mi>x</math:mi>
      </math:mrow>
      <math:mo math:stretchy="false">≤</math:mo>
      <math:mn>1</math:mn>
    </math:mrow>
    <math:annotation math:encoding="StarMath 5.0">0&lt;=x&lt;=1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sup>
      <math:mn>10</math:mn>
      <math:mrow>
        <math:mo math:stretchy="false">−</math:mo>
        <math:mn>3</math:mn>
      </math:mrow>
    </math:msup>
    <math:annotation math:encoding="StarMath 5.0">10^-3</math:annotation>
  </math:semantics>
</math:math>
</file>